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d1dc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9d2e9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d0e0e3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number-columns-repeated="5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1" table:number-columns-repeated="1014" table:default-cell-style-name="ce10"/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YAW (º)</text:p>
          </table:table-cell>
          <table:table-cell table:style-name="ce11" office:value-type="string" calcext:value-type="string">
            <text:p>PITCH (º)</text:p>
          </table:table-cell>
          <table:table-cell table:style-name="ce11" office:value-type="string" calcext:value-type="string">
            <text:p>ROLL (º)</text:p>
          </table:table-cell>
          <table:table-cell table:style-name="ce11" office:value-type="string" calcext:value-type="string">
            <text:p>V (m/s)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CL</text:p>
          </table:table-cell>
          <table:table-cell table:style-name="ce11" office:value-type="string" calcext:value-type="string">
            <text:p>C_pitch_w</text:p>
          </table:table-cell>
          <table:table-cell table:style-name="ce11" office:value-type="string" calcext:value-type="string">
            <text:p>C_roll_w</text:p>
          </table:table-cell>
          <table:table-cell table:style-name="ce11" office:value-type="string" calcext:value-type="string">
            <text:p>C_yaw_w</text:p>
          </table:table-cell>
          <table:table-cell table:style-name="ce2" office:value-type="string" calcext:value-type="string">
            <text:p>X CP</text:p>
          </table:table-cell>
          <table:table-cell table:style-name="ce2" office:value-type="string" calcext:value-type="string">
            <text:p>Y CP</text:p>
          </table:table-cell>
          <table:table-cell table:style-name="ce2" office:value-type="string" calcext:value-type="string">
            <text:p>Z CP</text:p>
          </table:table-cell>
          <table:table-cell table:number-columns-repeated="1011"/>
        </table:table-row>
        <table:table-row table:style-name="ro1">
          <table:table-cell table:style-name="ce3" table:formula="of:=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" calcext:value-type="float">
            <text:p>-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16900215" calcext:value-type="float">
            <text:p>0.016900215</text:p>
          </table:table-cell>
          <table:table-cell table:style-name="ce32" office:value-type="float" office:value="-0.001613261" calcext:value-type="float">
            <text:p>-0.001613261</text:p>
          </table:table-cell>
          <table:table-cell table:style-name="ce32" office:value-type="float" office:value="0.01513806" calcext:value-type="float">
            <text:p>0.01513806</text:p>
          </table:table-cell>
          <table:table-cell table:style-name="ce32" office:value-type="float" office:value="0.000049907858" calcext:value-type="float">
            <text:p>4.9907858E-05</text:p>
          </table:table-cell>
          <table:table-cell table:style-name="ce32" office:value-type="float" office:value="0.000078462712" calcext:value-type="float">
            <text:p>7.8462712E-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2]+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1588815" calcext:value-type="float">
            <text:p>0.01588815</text:p>
          </table:table-cell>
          <table:table-cell table:style-name="ce32" office:value-type="float" office:value="0.13196394" calcext:value-type="float">
            <text:p>0.13196394</text:p>
          </table:table-cell>
          <table:table-cell table:style-name="ce32" office:value-type="float" office:value="0.012670598" calcext:value-type="float">
            <text:p>0.012670598</text:p>
          </table:table-cell>
          <table:table-cell table:style-name="ce32" office:value-type="float" office:value="0.00000046425005" calcext:value-type="float">
            <text:p>4.6425005E-07</text:p>
          </table:table-cell>
          <table:table-cell table:style-name="ce32" office:value-type="float" office:value="-0.000024652894" calcext:value-type="float">
            <text:p>-2.4652894E-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20654851" calcext:value-type="float">
            <text:p>0.020654851</text:p>
          </table:table-cell>
          <table:table-cell table:style-name="ce32" office:value-type="float" office:value="0.2706181" calcext:value-type="float">
            <text:p>0.2706181</text:p>
          </table:table-cell>
          <table:table-cell table:style-name="ce32" office:value-type="float" office:value="0.0084695793" calcext:value-type="float">
            <text:p>0.0084695793</text:p>
          </table:table-cell>
          <table:table-cell table:style-name="ce32" office:value-type="float" office:value="-0.000022802235" calcext:value-type="float">
            <text:p>-2.2802235E-05</text:p>
          </table:table-cell>
          <table:table-cell table:style-name="ce32" office:value-type="float" office:value="0.000063089851" calcext:value-type="float">
            <text:p>6.3089851E-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29660698" calcext:value-type="float">
            <text:p>0.029660698</text:p>
          </table:table-cell>
          <table:table-cell table:style-name="ce32" office:value-type="float" office:value="0.38862579" calcext:value-type="float">
            <text:p>0.38862579</text:p>
          </table:table-cell>
          <table:table-cell table:style-name="ce32" office:value-type="float" office:value="0.0043153513" calcext:value-type="float">
            <text:p>0.0043153513</text:p>
          </table:table-cell>
          <table:table-cell table:style-name="ce32" office:value-type="float" office:value="-0.0047227223" calcext:value-type="float">
            <text:p>-0.0047227223</text:p>
          </table:table-cell>
          <table:table-cell table:style-name="ce32" office:value-type="float" office:value="0.00017189135" calcext:value-type="float">
            <text:p>0.0001718913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43881946" calcext:value-type="float">
            <text:p>0.043881946</text:p>
          </table:table-cell>
          <table:table-cell table:style-name="ce32" office:value-type="float" office:value="0.53136356" calcext:value-type="float">
            <text:p>0.53136356</text:p>
          </table:table-cell>
          <table:table-cell table:style-name="ce32" office:value-type="float" office:value="0.0006566902" calcext:value-type="float">
            <text:p>0.0006566902</text:p>
          </table:table-cell>
          <table:table-cell table:style-name="ce32" office:value-type="float" office:value="-0.00014576367" calcext:value-type="float">
            <text:p>-0.00014576367</text:p>
          </table:table-cell>
          <table:table-cell table:style-name="ce32" office:value-type="float" office:value="-0.0000007456802" calcext:value-type="float">
            <text:p>-7.456802E-07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62089177" calcext:value-type="float">
            <text:p>0.062089177</text:p>
          </table:table-cell>
          <table:table-cell table:style-name="ce32" office:value-type="float" office:value="0.6531929" calcext:value-type="float">
            <text:p>0.6531929</text:p>
          </table:table-cell>
          <table:table-cell table:style-name="ce32" office:value-type="float" office:value="-0.0018275929" calcext:value-type="float">
            <text:p>-0.0018275929</text:p>
          </table:table-cell>
          <table:table-cell table:style-name="ce32" office:value-type="float" office:value="-0.0011311386" calcext:value-type="float">
            <text:p>-0.0011311386</text:p>
          </table:table-cell>
          <table:table-cell table:style-name="ce32" office:value-type="float" office:value="-0.000021252629" calcext:value-type="float">
            <text:p>-2.1252629E-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084774782" calcext:value-type="float">
            <text:p>0.084774782</text:p>
          </table:table-cell>
          <table:table-cell table:style-name="ce32" office:value-type="float" office:value="0.76616181" calcext:value-type="float">
            <text:p>0.76616181</text:p>
          </table:table-cell>
          <table:table-cell table:style-name="ce32" office:value-type="float" office:value="-0.0075851024" calcext:value-type="float">
            <text:p>-0.0075851024</text:p>
          </table:table-cell>
          <table:table-cell table:style-name="ce32" office:value-type="float" office:value="0.00010798103" calcext:value-type="float">
            <text:p>0.00010798103</text:p>
          </table:table-cell>
          <table:table-cell table:style-name="ce32" office:value-type="float" office:value="0.0000086883796" calcext:value-type="float">
            <text:p>8.6883796E-06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0.14580469" calcext:value-type="float">
            <text:p>0.14580469</text:p>
          </table:table-cell>
          <table:table-cell table:style-name="ce32" office:value-type="float" office:value="0.70870571" calcext:value-type="float">
            <text:p>0.70870571</text:p>
          </table:table-cell>
          <table:table-cell table:style-name="ce32" office:value-type="float" office:value="-0.039285833" calcext:value-type="float">
            <text:p>-0.039285833</text:p>
          </table:table-cell>
          <table:table-cell table:style-name="ce32" office:value-type="float" office:value="0.000943649" calcext:value-type="float">
            <text:p>0.000943649</text:p>
          </table:table-cell>
          <table:table-cell table:style-name="ce32" office:value-type="float" office:value="0.00023649294" calcext:value-type="float">
            <text:p>0.0002364929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9]+1" office:value-type="float" office:value="8" calcext:value-type="float">
            <text:p>8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-9" calcext:value-type="float">
            <text:p>-9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11853197" calcext:value-type="float">
            <text:p>0.11853197</text:p>
          </table:table-cell>
          <table:table-cell table:style-name="ce33" office:value-type="float" office:value="-0.25701713" calcext:value-type="float">
            <text:p>-0.25701713</text:p>
          </table:table-cell>
          <table:table-cell table:style-name="ce33" office:value-type="float" office:value="0.014789174" calcext:value-type="float">
            <text:p>0.014789174</text:p>
          </table:table-cell>
          <table:table-cell table:style-name="ce33" office:value-type="float" office:value="0.024934585" calcext:value-type="float">
            <text:p>0.024934585</text:p>
          </table:table-cell>
          <table:table-cell table:style-name="ce33" office:value-type="float" office:value="-0.040407514" calcext:value-type="float">
            <text:p>-0.04040751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0]+1" office:value-type="float" office:value="9" calcext:value-type="float">
            <text:p>9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-6" calcext:value-type="float">
            <text:p>-6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086788152" calcext:value-type="float">
            <text:p>0.086788152</text:p>
          </table:table-cell>
          <table:table-cell table:style-name="ce33" office:value-type="float" office:value="-0.096447767" calcext:value-type="float">
            <text:p>-0.096447767</text:p>
          </table:table-cell>
          <table:table-cell table:style-name="ce33" office:value-type="float" office:value="0.01264923" calcext:value-type="float">
            <text:p>0.01264923</text:p>
          </table:table-cell>
          <table:table-cell table:style-name="ce33" office:value-type="float" office:value="0.019120353" calcext:value-type="float">
            <text:p>0.019120353</text:p>
          </table:table-cell>
          <table:table-cell table:style-name="ce33" office:value-type="float" office:value="-0.04042804" calcext:value-type="float">
            <text:p>-0.0404280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1]+1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-3" calcext:value-type="float">
            <text:p>-3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07999334" calcext:value-type="float">
            <text:p>0.07999334</text:p>
          </table:table-cell>
          <table:table-cell table:style-name="ce33" office:value-type="float" office:value="0.051530009" calcext:value-type="float">
            <text:p>0.051530009</text:p>
          </table:table-cell>
          <table:table-cell table:style-name="ce33" office:value-type="float" office:value="0.011088297" calcext:value-type="float">
            <text:p>0.011088297</text:p>
          </table:table-cell>
          <table:table-cell table:style-name="ce33" office:value-type="float" office:value="0.016487927" calcext:value-type="float">
            <text:p>0.016487927</text:p>
          </table:table-cell>
          <table:table-cell table:style-name="ce33" office:value-type="float" office:value="-0.038525019" calcext:value-type="float">
            <text:p>-0.038525019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2]+1" office:value-type="float" office:value="11" calcext:value-type="float">
            <text:p>11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084434505" calcext:value-type="float">
            <text:p>0.084434505</text:p>
          </table:table-cell>
          <table:table-cell table:style-name="ce33" office:value-type="float" office:value="0.20876848" calcext:value-type="float">
            <text:p>0.20876848</text:p>
          </table:table-cell>
          <table:table-cell table:style-name="ce33" office:value-type="float" office:value="0.0064179529" calcext:value-type="float">
            <text:p>0.0064179529</text:p>
          </table:table-cell>
          <table:table-cell table:style-name="ce33" office:value-type="float" office:value="0.00715118" calcext:value-type="float">
            <text:p>0.00715118</text:p>
          </table:table-cell>
          <table:table-cell table:style-name="ce33" office:value-type="float" office:value="-0.038128946" calcext:value-type="float">
            <text:p>-0.038128946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3]+1" office:value-type="float" office:value="12" calcext:value-type="float">
            <text:p>12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097253253" calcext:value-type="float">
            <text:p>0.097253253</text:p>
          </table:table-cell>
          <table:table-cell table:style-name="ce33" office:value-type="float" office:value="0.35405122" calcext:value-type="float">
            <text:p>0.35405122</text:p>
          </table:table-cell>
          <table:table-cell table:style-name="ce33" office:value-type="float" office:value="0.0049068459" calcext:value-type="float">
            <text:p>0.0049068459</text:p>
          </table:table-cell>
          <table:table-cell table:style-name="ce33" office:value-type="float" office:value="-0.0025667754" calcext:value-type="float">
            <text:p>-0.0025667754</text:p>
          </table:table-cell>
          <table:table-cell table:style-name="ce33" office:value-type="float" office:value="-0.038195743" calcext:value-type="float">
            <text:p>-0.038195743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4]+1" office:value-type="float" office:value="13" calcext:value-type="float">
            <text:p>13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12159473" calcext:value-type="float">
            <text:p>0.12159473</text:p>
          </table:table-cell>
          <table:table-cell table:style-name="ce33" office:value-type="float" office:value="0.49029642" calcext:value-type="float">
            <text:p>0.49029642</text:p>
          </table:table-cell>
          <table:table-cell table:style-name="ce33" office:value-type="float" office:value="-0.0006273917" calcext:value-type="float">
            <text:p>-0.0006273917</text:p>
          </table:table-cell>
          <table:table-cell table:style-name="ce33" office:value-type="float" office:value="-0.017718107" calcext:value-type="float">
            <text:p>-0.017718107</text:p>
          </table:table-cell>
          <table:table-cell table:style-name="ce33" office:value-type="float" office:value="-0.037288765" calcext:value-type="float">
            <text:p>-0.03728876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5]+1" office:value-type="float" office:value="14" calcext:value-type="float">
            <text:p>14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3" table:style-name="ce14" office:value-type="float" office:value="9" calcext:value-type="float">
            <text:p>9</text:p>
          </table:table-cell>
          <table:table-cell table:style-name="ce33" office:value-type="float" office:value="0.1733838" calcext:value-type="float">
            <text:p>0.1733838</text:p>
          </table:table-cell>
          <table:table-cell table:style-name="ce33" office:value-type="float" office:value="0.63279937" calcext:value-type="float">
            <text:p>0.63279937</text:p>
          </table:table-cell>
          <table:table-cell table:style-name="ce33" office:value-type="float" office:value="-0.01423566" calcext:value-type="float">
            <text:p>-0.01423566</text:p>
          </table:table-cell>
          <table:table-cell table:style-name="ce33" office:value-type="float" office:value="-0.034136109" calcext:value-type="float">
            <text:p>-0.034136109</text:p>
          </table:table-cell>
          <table:table-cell table:style-name="ce33" office:value-type="float" office:value="-0.035338523" calcext:value-type="float">
            <text:p>-0.035338523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4" table:formula="of:=[.A16]+1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33" office:value-type="float" office:value="0.24592411" calcext:value-type="float">
            <text:p>0.24592411</text:p>
          </table:table-cell>
          <table:table-cell table:style-name="ce33" office:value-type="float" office:value="0.65123791" calcext:value-type="float">
            <text:p>0.65123791</text:p>
          </table:table-cell>
          <table:table-cell table:style-name="ce33" office:value-type="float" office:value="-0.0056842967" calcext:value-type="float">
            <text:p>-0.0056842967</text:p>
          </table:table-cell>
          <table:table-cell table:style-name="ce33" office:value-type="float" office:value="-0.072077255" calcext:value-type="float">
            <text:p>-0.072077255</text:p>
          </table:table-cell>
          <table:table-cell table:style-name="ce33" office:value-type="float" office:value="-0.032925034" calcext:value-type="float">
            <text:p>-0.03292503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17]+1" office:value-type="float" office:value="16" calcext:value-type="float">
            <text:p>16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-9" calcext:value-type="float">
            <text:p>-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3843" calcext:value-type="float">
            <text:p>0.13843</text:p>
          </table:table-cell>
          <table:table-cell table:style-name="ce15" office:value-type="float" office:value="-0.11473" calcext:value-type="float">
            <text:p>-0.11473</text:p>
          </table:table-cell>
          <table:table-cell table:style-name="ce15" office:value-type="float" office:value="-0.025643" calcext:value-type="float">
            <text:p>-0.025643</text:p>
          </table:table-cell>
          <table:table-cell table:style-name="ce15" office:value-type="float" office:value="0.022477" calcext:value-type="float">
            <text:p>0.022477</text:p>
          </table:table-cell>
          <table:table-cell table:style-name="ce15" office:value-type="float" office:value="-0.051182" calcext:value-type="float">
            <text:p>-0.051182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18]+1" office:value-type="float" office:value="17" calcext:value-type="float">
            <text:p>1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2245" calcext:value-type="float">
            <text:p>0.12245</text:p>
          </table:table-cell>
          <table:table-cell table:style-name="ce15" office:value-type="float" office:value="-0.079936" calcext:value-type="float">
            <text:p>-0.079936</text:p>
          </table:table-cell>
          <table:table-cell table:style-name="ce15" office:value-type="float" office:value="-0.015962" calcext:value-type="float">
            <text:p>-0.015962</text:p>
          </table:table-cell>
          <table:table-cell table:style-name="ce15" office:value-type="float" office:value="0.020815" calcext:value-type="float">
            <text:p>0.020815</text:p>
          </table:table-cell>
          <table:table-cell table:style-name="ce15" office:value-type="float" office:value="-0.04979" calcext:value-type="float">
            <text:p>-0.04979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19]+1" office:value-type="float" office:value="18" calcext:value-type="float">
            <text:p>1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101" calcext:value-type="float">
            <text:p>0.1101</text:p>
          </table:table-cell>
          <table:table-cell table:style-name="ce15" office:value-type="float" office:value="-0.046062" calcext:value-type="float">
            <text:p>-0.046062</text:p>
          </table:table-cell>
          <table:table-cell table:style-name="ce15" office:value-type="float" office:value="-0.007605" calcext:value-type="float">
            <text:p>-0.007605</text:p>
          </table:table-cell>
          <table:table-cell table:style-name="ce15" office:value-type="float" office:value="0.017209" calcext:value-type="float">
            <text:p>0.017209</text:p>
          </table:table-cell>
          <table:table-cell table:style-name="ce15" office:value-type="float" office:value="-0.048861" calcext:value-type="float">
            <text:p>-0.048861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20]+1" office:value-type="float" office:value="19" calcext:value-type="float">
            <text:p>19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0364" calcext:value-type="float">
            <text:p>0.10364</text:p>
          </table:table-cell>
          <table:table-cell table:style-name="ce15" office:value-type="float" office:value="-0.0152" calcext:value-type="float">
            <text:p>-0.0152</text:p>
          </table:table-cell>
          <table:table-cell table:style-name="ce15" office:value-type="float" office:value="-0.0010875" calcext:value-type="float">
            <text:p>-0.0010875</text:p>
          </table:table-cell>
          <table:table-cell table:style-name="ce15" office:value-type="float" office:value="0.014741" calcext:value-type="float">
            <text:p>0.014741</text:p>
          </table:table-cell>
          <table:table-cell table:style-name="ce15" office:value-type="float" office:value="-0.047416" calcext:value-type="float">
            <text:p>-0.047416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21]+1" office:value-type="float" office:value="20" calcext:value-type="float">
            <text:p>2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0496" calcext:value-type="float">
            <text:p>0.10496</text:p>
          </table:table-cell>
          <table:table-cell table:style-name="ce15" office:value-type="float" office:value="0.013809" calcext:value-type="float">
            <text:p>0.013809</text:p>
          </table:table-cell>
          <table:table-cell table:style-name="ce15" office:value-type="float" office:value="0.0026542" calcext:value-type="float">
            <text:p>0.0026542</text:p>
          </table:table-cell>
          <table:table-cell table:style-name="ce15" office:value-type="float" office:value="0.011188" calcext:value-type="float">
            <text:p>0.011188</text:p>
          </table:table-cell>
          <table:table-cell table:style-name="ce15" office:value-type="float" office:value="-0.046353" calcext:value-type="float">
            <text:p>-0.046353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22]+1" office:value-type="float" office:value="21" calcext:value-type="float">
            <text:p>21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151" calcext:value-type="float">
            <text:p>0.1151</text:p>
          </table:table-cell>
          <table:table-cell table:style-name="ce15" office:value-type="float" office:value="0.053088" calcext:value-type="float">
            <text:p>0.053088</text:p>
          </table:table-cell>
          <table:table-cell table:style-name="ce15" office:value-type="float" office:value="0.0083342" calcext:value-type="float">
            <text:p>0.0083342</text:p>
          </table:table-cell>
          <table:table-cell table:style-name="ce15" office:value-type="float" office:value="0.0041077" calcext:value-type="float">
            <text:p>0.0041077</text:p>
          </table:table-cell>
          <table:table-cell table:style-name="ce15" office:value-type="float" office:value="-0.046904" calcext:value-type="float">
            <text:p>-0.04690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23]+1" office:value-type="float" office:value="22" calcext:value-type="float">
            <text:p>22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2752" calcext:value-type="float">
            <text:p>0.12752</text:p>
          </table:table-cell>
          <table:table-cell table:style-name="ce15" office:value-type="float" office:value="0.085777" calcext:value-type="float">
            <text:p>0.085777</text:p>
          </table:table-cell>
          <table:table-cell table:style-name="ce15" office:value-type="float" office:value="0.006378" calcext:value-type="float">
            <text:p>0.006378</text:p>
          </table:table-cell>
          <table:table-cell table:style-name="ce15" office:value-type="float" office:value="-0.005801" calcext:value-type="float">
            <text:p>-0.005801</text:p>
          </table:table-cell>
          <table:table-cell table:style-name="ce15" office:value-type="float" office:value="-0.051923" calcext:value-type="float">
            <text:p>-0.051923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5" table:formula="of:=[.A24]+1" office:value-type="float" office:value="23" calcext:value-type="float">
            <text:p>23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4378" calcext:value-type="float">
            <text:p>0.14378</text:p>
          </table:table-cell>
          <table:table-cell table:style-name="ce15" office:value-type="float" office:value="0.14102" calcext:value-type="float">
            <text:p>0.14102</text:p>
          </table:table-cell>
          <table:table-cell table:style-name="ce15" office:value-type="float" office:value="0.025529" calcext:value-type="float">
            <text:p>0.025529</text:p>
          </table:table-cell>
          <table:table-cell table:style-name="ce15" office:value-type="float" office:value="-0.0086575" calcext:value-type="float">
            <text:p>-0.0086575</text:p>
          </table:table-cell>
          <table:table-cell table:style-name="ce15" office:value-type="float" office:value="-0.046951" calcext:value-type="float">
            <text:p>-0.046951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25]+1" office:value-type="float" office:value="24" calcext:value-type="float">
            <text:p>24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9" calcext:value-type="float">
            <text:p>-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1476" calcext:value-type="float">
            <text:p>0.11476</text:p>
          </table:table-cell>
          <table:table-cell table:style-name="ce18" office:value-type="float" office:value="0.32961" calcext:value-type="float">
            <text:p>0.32961</text:p>
          </table:table-cell>
          <table:table-cell table:style-name="ce18" office:value-type="float" office:value="0.055252" calcext:value-type="float">
            <text:p>0.055252</text:p>
          </table:table-cell>
          <table:table-cell table:style-name="ce18" office:value-type="float" office:value="0.033451" calcext:value-type="float">
            <text:p>0.033451</text:p>
          </table:table-cell>
          <table:table-cell table:style-name="ce18" office:value-type="float" office:value="0.043708" calcext:value-type="float">
            <text:p>0.043708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26]+1" office:value-type="float" office:value="25" calcext:value-type="float">
            <text:p>25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6" calcext:value-type="float">
            <text:p>-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8901" calcext:value-type="float">
            <text:p>0.088901</text:p>
          </table:table-cell>
          <table:table-cell table:style-name="ce18" office:value-type="float" office:value="0.18288" calcext:value-type="float">
            <text:p>0.18288</text:p>
          </table:table-cell>
          <table:table-cell table:style-name="ce18" office:value-type="float" office:value="0.023265" calcext:value-type="float">
            <text:p>0.023265</text:p>
          </table:table-cell>
          <table:table-cell table:style-name="ce18" office:value-type="float" office:value="0.01323" calcext:value-type="float">
            <text:p>0.01323</text:p>
          </table:table-cell>
          <table:table-cell table:style-name="ce18" office:value-type="float" office:value="0.039705" calcext:value-type="float">
            <text:p>0.0397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27]+1" office:value-type="float" office:value="26" calcext:value-type="float">
            <text:p>26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3" calcext:value-type="float">
            <text:p>-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2526" calcext:value-type="float">
            <text:p>0.082526</text:p>
          </table:table-cell>
          <table:table-cell table:style-name="ce18" office:value-type="float" office:value="0.028549" calcext:value-type="float">
            <text:p>0.028549</text:p>
          </table:table-cell>
          <table:table-cell table:style-name="ce18" office:value-type="float" office:value="-0.010168" calcext:value-type="float">
            <text:p>-0.010168</text:p>
          </table:table-cell>
          <table:table-cell table:style-name="ce18" office:value-type="float" office:value="-0.017485" calcext:value-type="float">
            <text:p>-0.017485</text:p>
          </table:table-cell>
          <table:table-cell table:style-name="ce18" office:value-type="float" office:value="0.036119" calcext:value-type="float">
            <text:p>0.036119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28]+1" office:value-type="float" office:value="27" calcext:value-type="float">
            <text:p>27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887" calcext:value-type="float">
            <text:p>0.08887</text:p>
          </table:table-cell>
          <table:table-cell table:style-name="ce18" office:value-type="float" office:value="-0.10398" calcext:value-type="float">
            <text:p>-0.10398</text:p>
          </table:table-cell>
          <table:table-cell table:style-name="ce18" office:value-type="float" office:value="-0.039783" calcext:value-type="float">
            <text:p>-0.039783</text:p>
          </table:table-cell>
          <table:table-cell table:style-name="ce18" office:value-type="float" office:value="-0.019589" calcext:value-type="float">
            <text:p>-0.019589</text:p>
          </table:table-cell>
          <table:table-cell table:style-name="ce18" office:value-type="float" office:value="0.034254" calcext:value-type="float">
            <text:p>0.03425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29]+1" office:value-type="float" office:value="28" calcext:value-type="float">
            <text:p>28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1373" calcext:value-type="float">
            <text:p>0.11373</text:p>
          </table:table-cell>
          <table:table-cell table:style-name="ce18" office:value-type="float" office:value="-0.21472" calcext:value-type="float">
            <text:p>-0.21472</text:p>
          </table:table-cell>
          <table:table-cell table:style-name="ce18" office:value-type="float" office:value="-0.072842" calcext:value-type="float">
            <text:p>-0.072842</text:p>
          </table:table-cell>
          <table:table-cell table:style-name="ce18" office:value-type="float" office:value="-0.023767" calcext:value-type="float">
            <text:p>-0.023767</text:p>
          </table:table-cell>
          <table:table-cell table:style-name="ce18" office:value-type="float" office:value="0.034584" calcext:value-type="float">
            <text:p>0.034584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30]+1" office:value-type="float" office:value="29" calcext:value-type="float">
            <text:p>29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6258" calcext:value-type="float">
            <text:p>0.16258</text:p>
          </table:table-cell>
          <table:table-cell table:style-name="ce18" office:value-type="float" office:value="-0.32484" calcext:value-type="float">
            <text:p>-0.32484</text:p>
          </table:table-cell>
          <table:table-cell table:style-name="ce18" office:value-type="float" office:value="-0.11393" calcext:value-type="float">
            <text:p>-0.11393</text:p>
          </table:table-cell>
          <table:table-cell table:style-name="ce18" office:value-type="float" office:value="-0.0078611" calcext:value-type="float">
            <text:p>-0.0078611</text:p>
          </table:table-cell>
          <table:table-cell table:style-name="ce18" office:value-type="float" office:value="0.032453" calcext:value-type="float">
            <text:p>0.032453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31]+1" office:value-type="float" office:value="30" calcext:value-type="float">
            <text:p>30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3" table:style-name="ce18" office:value-type="float" office:value="9" calcext:value-type="float">
            <text:p>9</text:p>
          </table:table-cell>
          <table:table-cell table:style-name="ce18" office:value-type="float" office:value="0.20822" calcext:value-type="float">
            <text:p>0.20822</text:p>
          </table:table-cell>
          <table:table-cell table:style-name="ce18" office:value-type="float" office:value="-0.37983" calcext:value-type="float">
            <text:p>-0.37983</text:p>
          </table:table-cell>
          <table:table-cell table:style-name="ce18" office:value-type="float" office:value="-0.12434" calcext:value-type="float">
            <text:p>-0.12434</text:p>
          </table:table-cell>
          <table:table-cell table:style-name="ce18" office:value-type="float" office:value="-0.026287" calcext:value-type="float">
            <text:p>-0.026287</text:p>
          </table:table-cell>
          <table:table-cell table:style-name="ce18" office:value-type="float" office:value="0.038177" calcext:value-type="float">
            <text:p>0.038177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6" table:formula="of:=[.A32]+1" office:value-type="float" office:value="31" calcext:value-type="float">
            <text:p>31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27441" calcext:value-type="float">
            <text:p>0.27441</text:p>
          </table:table-cell>
          <table:table-cell table:style-name="ce18" office:value-type="float" office:value="-0.43516" calcext:value-type="float">
            <text:p>-0.43516</text:p>
          </table:table-cell>
          <table:table-cell table:style-name="ce18" office:value-type="float" office:value="-0.15327" calcext:value-type="float">
            <text:p>-0.15327</text:p>
          </table:table-cell>
          <table:table-cell table:style-name="ce18" office:value-type="float" office:value="-0.01764" calcext:value-type="float">
            <text:p>-0.01764</text:p>
          </table:table-cell>
          <table:table-cell table:style-name="ce18" office:value-type="float" office:value="0.037929" calcext:value-type="float">
            <text:p>0.037929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3]+1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033287347" calcext:value-type="float">
            <text:p>0.033287347</text:p>
          </table:table-cell>
          <table:table-cell table:style-name="ce34" office:value-type="float" office:value="0.19831453" calcext:value-type="float">
            <text:p>0.19831453</text:p>
          </table:table-cell>
          <table:table-cell table:style-name="ce34" office:value-type="float" office:value="0.046990457" calcext:value-type="float">
            <text:p>0.046990457</text:p>
          </table:table-cell>
          <table:table-cell table:style-name="ce34" office:value-type="float" office:value="-0.00034007117" calcext:value-type="float">
            <text:p>-0.00034007117</text:p>
          </table:table-cell>
          <table:table-cell table:style-name="ce34" office:value-type="float" office:value="0.00022244069" calcext:value-type="float">
            <text:p>0.00022244069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4]+1" office:value-type="float" office:value="33" calcext:value-type="float">
            <text:p>3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-6" calcext:value-type="float">
            <text:p>-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027592059" calcext:value-type="float">
            <text:p>0.027592059</text:p>
          </table:table-cell>
          <table:table-cell table:style-name="ce34" office:value-type="float" office:value="0.048950545" calcext:value-type="float">
            <text:p>0.048950545</text:p>
          </table:table-cell>
          <table:table-cell table:style-name="ce34" office:value-type="float" office:value="0.018076072" calcext:value-type="float">
            <text:p>0.018076072</text:p>
          </table:table-cell>
          <table:table-cell table:style-name="ce34" office:value-type="float" office:value="0.0010579641" calcext:value-type="float">
            <text:p>0.0010579641</text:p>
          </table:table-cell>
          <table:table-cell table:style-name="ce34" office:value-type="float" office:value="-0.000021812351" calcext:value-type="float">
            <text:p>-2.1812351E-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5]+1" office:value-type="float" office:value="34" calcext:value-type="float">
            <text:p>3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033135126" calcext:value-type="float">
            <text:p>0.033135126</text:p>
          </table:table-cell>
          <table:table-cell table:style-name="ce34" office:value-type="float" office:value="-0.082053049" calcext:value-type="float">
            <text:p>-0.082053049</text:p>
          </table:table-cell>
          <table:table-cell table:style-name="ce34" office:value-type="float" office:value="-0.019165217" calcext:value-type="float">
            <text:p>-0.019165217</text:p>
          </table:table-cell>
          <table:table-cell table:style-name="ce34" office:value-type="float" office:value="-0.0012735957" calcext:value-type="float">
            <text:p>-0.0012735957</text:p>
          </table:table-cell>
          <table:table-cell table:style-name="ce34" office:value-type="float" office:value="0.000055620624" calcext:value-type="float">
            <text:p>5.5620624E-0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6]+1" office:value-type="float" office:value="35" calcext:value-type="float">
            <text:p>35</text:p>
          </table:table-cell>
          <table:table-cell table:style-name="ce24" office:value-type="float" office:value="180" calcext:value-type="float">
            <text:p>18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051945476" calcext:value-type="float">
            <text:p>0.051945476</text:p>
          </table:table-cell>
          <table:table-cell table:style-name="ce34" office:value-type="float" office:value="-0.22344077" calcext:value-type="float">
            <text:p>-0.22344077</text:p>
          </table:table-cell>
          <table:table-cell table:style-name="ce34" office:value-type="float" office:value="-0.05221411" calcext:value-type="float">
            <text:p>-0.05221411</text:p>
          </table:table-cell>
          <table:table-cell table:style-name="ce34" office:value-type="float" office:value="0.00085278348" calcext:value-type="float">
            <text:p>0.00085278348</text:p>
          </table:table-cell>
          <table:table-cell table:style-name="ce34" office:value-type="float" office:value="-0.00016175248" calcext:value-type="float">
            <text:p>-0.00016175248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7]+1" office:value-type="float" office:value="36" calcext:value-type="float">
            <text:p>3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075719085" calcext:value-type="float">
            <text:p>0.075719085</text:p>
          </table:table-cell>
          <table:table-cell table:style-name="ce34" office:value-type="float" office:value="-0.27694347" calcext:value-type="float">
            <text:p>-0.27694347</text:p>
          </table:table-cell>
          <table:table-cell table:style-name="ce34" office:value-type="float" office:value="-0.063307866" calcext:value-type="float">
            <text:p>-0.063307866</text:p>
          </table:table-cell>
          <table:table-cell table:style-name="ce34" office:value-type="float" office:value="-0.00091914616" calcext:value-type="float">
            <text:p>-0.00091914616</text:p>
          </table:table-cell>
          <table:table-cell table:style-name="ce34" office:value-type="float" office:value="0.00036548138" calcext:value-type="float">
            <text:p>0.00036548138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8]+1" office:value-type="float" office:value="37" calcext:value-type="float">
            <text:p>3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096687044" calcext:value-type="float">
            <text:p>0.096687044</text:p>
          </table:table-cell>
          <table:table-cell table:style-name="ce34" office:value-type="float" office:value="-0.23573378" calcext:value-type="float">
            <text:p>-0.23573378</text:p>
          </table:table-cell>
          <table:table-cell table:style-name="ce34" office:value-type="float" office:value="-0.077549836" calcext:value-type="float">
            <text:p>-0.077549836</text:p>
          </table:table-cell>
          <table:table-cell table:style-name="ce34" office:value-type="float" office:value="0.00928487" calcext:value-type="float">
            <text:p>0.00928487</text:p>
          </table:table-cell>
          <table:table-cell table:style-name="ce34" office:value-type="float" office:value="-0.0009437771" calcext:value-type="float">
            <text:p>-0.0009437771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39]+1" office:value-type="float" office:value="38" calcext:value-type="float">
            <text:p>38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0.11566676" calcext:value-type="float">
            <text:p>0.11566676</text:p>
          </table:table-cell>
          <table:table-cell table:style-name="ce34" office:value-type="float" office:value="-0.21893423" calcext:value-type="float">
            <text:p>-0.21893423</text:p>
          </table:table-cell>
          <table:table-cell table:style-name="ce34" office:value-type="float" office:value="-0.082693324" calcext:value-type="float">
            <text:p>-0.082693324</text:p>
          </table:table-cell>
          <table:table-cell table:style-name="ce34" office:value-type="float" office:value="-0.011749597" calcext:value-type="float">
            <text:p>-0.011749597</text:p>
          </table:table-cell>
          <table:table-cell table:style-name="ce34" office:value-type="float" office:value="0.0011835345" calcext:value-type="float">
            <text:p>0.0011835345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8" table:formula="of:=[.A40]+1" office:value-type="float" office:value="39" calcext:value-type="float">
            <text:p>3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19973" calcext:value-type="float">
            <text:p>0.19973</text:p>
          </table:table-cell>
          <table:table-cell table:style-name="ce24" office:value-type="float" office:value="-0.46574" calcext:value-type="float">
            <text:p>-0.46574</text:p>
          </table:table-cell>
          <table:table-cell table:style-name="ce24" office:value-type="float" office:value="-0.10351" calcext:value-type="float">
            <text:p>-0.10351</text:p>
          </table:table-cell>
          <table:table-cell table:style-name="ce24" office:value-type="float" office:value="0.0012544" calcext:value-type="float">
            <text:p>0.0012544</text:p>
          </table:table-cell>
          <table:table-cell table:style-name="ce24" office:value-type="float" office:value="-0.0012072" calcext:value-type="float">
            <text:p>-0.0012072</text:p>
          </table:table-cell>
          <table:table-cell office:value-type="float" office:value="0" calcext:value-type="float">
            <text:p>0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 table:number-rows-repeated="2">
          <table:table-cell table:style-name="ce9"/>
          <table:table-cell table:style-name="ce30" table:number-columns-repeated="7"/>
          <table:table-cell table:number-columns-repeated="1016"/>
        </table:table-row>
        <table:table-row table:style-name="ro1">
          <table:table-cell table:style-name="ce9"/>
          <table:table-cell table:style-name="ce30" table:number-columns-repeated="6"/>
          <table:table-cell table:style-name="ce35"/>
          <table:table-cell table:number-columns-repeated="1016"/>
        </table:table-row>
        <table:table-row table:style-name="ro1" table:number-rows-repeated="3">
          <table:table-cell table:style-name="ce9"/>
          <table:table-cell table:style-name="ce30" table:number-columns-repeated="7"/>
          <table:table-cell table:number-columns-repeated="1016"/>
        </table:table-row>
        <table:table-row table:style-name="ro1">
          <table:table-cell table:style-name="ce9"/>
          <table:table-cell table:style-name="ce30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9"/>
          <table:table-cell table:style-name="ce30" table:number-columns-repeated="4"/>
          <table:table-cell table:style-name="ce35" table:number-columns-repeated="3"/>
          <table:table-cell table:number-columns-repeated="1016"/>
        </table:table-row>
        <table:table-row table:style-name="ro1" table:number-rows-repeated="16">
          <table:table-cell table:style-name="ce9"/>
          <table:table-cell table:style-name="ce30" table:number-columns-repeated="7"/>
          <table:table-cell table:number-columns-repeated="1016"/>
        </table:table-row>
        <table:table-row table:style-name="ro1" table:number-rows-repeated="4">
          <table:table-cell table:style-name="ce9"/>
          <table:table-cell table:style-name="ce30" table:number-columns-repeated="4"/>
          <table:table-cell table:style-name="ce36" table:number-columns-repeated="3"/>
          <table:table-cell table:number-columns-repeated="1016"/>
        </table:table-row>
        <table:table-row table:style-name="ro1" table:number-rows-repeated="20">
          <table:table-cell table:style-name="ce9"/>
          <table:table-cell table:style-name="ce30" table:number-columns-repeated="7"/>
          <table:table-cell table:number-columns-repeated="1016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3" loext:min-decimal-places="3" number:min-integer-digits="1"/>
    </number:number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1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1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07:55:26.109042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09:44:44.705669425</meta:creation-date>
    <dc:date>2021-09-08T15:13:56.242452446</dc:date>
    <meta:editing-duration>PT8H55M54S</meta:editing-duration>
    <meta:editing-cycles>13</meta:editing-cycles>
    <meta:generator>LibreOffice/6.4.7.2$Linux_X86_64 LibreOffice_project/40$Build-2</meta:generator>
    <meta:document-statistic meta:table-count="1" meta:cell-count="533" meta:object-count="0"/>
  </office:meta>
</office:document-meta>
</file>